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pt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_extract</text:p>
          </table:table-cell>
          <table:table-cell table:style-name="ce6" office:value-type="string" calcext:value-type="string">
            <text:p>powdered_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d Touch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Vintage</text:p>
          </table:table-cell>
          <table:table-cell office:value-type="float" office:value="250" calcext:value-type="float">
            <text:p>25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:.J2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Bubbly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Vintag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style-name="ce2"/>
          <table:table-cell table:style-name="ce3" table:formula="of:=SUM([.F3:.J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eeding Jane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oberin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formula="of:=SUM([.F4:.J4])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loom Ligh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Y</text:p>
          </table:table-cell>
          <table:table-cell table:style-name="ce3"/>
          <table:table-cell table:style-name="ce3" table:formula="of:=SUM([.F5:.J5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 Fair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6:.J6])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andtini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7:.J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balt Velvet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8:.J8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evice Spike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t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9:.J9])" office:value-type="float" office:value="6" calcext:value-type="float">
            <text:p>6</text:p>
          </table:table-cell>
          <table:table-cell table:style-name="ce3" office:value-type="string" calcext:value-type="string">
            <text:p>with op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uffy Drea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Soft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0:.J1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inge 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11:.J11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thy Water</text:p>
          </table:table-cell>
          <table:table-cell office:value-type="string" calcext:value-type="string">
            <text:p>Bubbly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Bland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formula="of:=SUM([.F12:.J12])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izzly 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13:.J1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t Punch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Stron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formula="of:=SUM([.F14:.J14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15:.J15])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rcuryblast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Classy</text:p>
          </table:table-cell>
          <table:table-cell office:value-type="string" calcext:value-type="string">
            <text:p>Burnin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SUM([.F16:.J16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7:.J17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ano Man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Strong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18:.J18])"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iano 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19:.J19])" office:value-type="float" office:value="18" calcext:value-type="float">
            <text:p>18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ledriver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0:.J20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parkle 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table:formula="of:=SUM([.F21:.J21])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gar Rush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Girly</text:p>
          </table:table-cell>
          <table:table-cell office:value-type="string" calcext:value-type="string">
            <text:p>Happy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formula="of:=SUM([.F22:.J22])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 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23:.J23])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lex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Burnin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SUM([.F24:.J24])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en 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5:.J25])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 Fedora with perfume and a plu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2:18:08.143545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19-12-29T02:18:14.531473036</dc:date>
    <meta:editing-duration>PT23H21M47S</meta:editing-duration>
    <meta:editing-cycles>20</meta:editing-cycles>
    <meta:generator>LibreOffice/6.0.7.3$Linux_X86_64 LibreOffice_project/00m0$Build-3</meta:generator>
    <meta:document-statistic meta:table-count="1" meta:cell-count="315" meta:object-count="0"/>
  </office:meta>
</office:document-meta>
</file>